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Lohit Hindi" svg:font-family="Lohit Hindi" style:font-family-generic="system" style:font-pitch="variable"/>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style:style style:name="P1" style:parent-style-name="Title" style:master-page-name="MP0" style:family="paragraph">
      <style:paragraph-properties fo:break-before="page" fo:text-align="center"/>
    </style:style>
    <style:style style:name="TableColumn3" style:family="table-column">
      <style:table-column-properties style:column-width="1.6944in" style:use-optimal-column-width="false"/>
    </style:style>
    <style:style style:name="TableColumn4" style:family="table-column">
      <style:table-column-properties style:column-width="2.1715in" style:use-optimal-column-width="false"/>
    </style:style>
    <style:style style:name="TableColumn5" style:family="table-column">
      <style:table-column-properties style:column-width="1.1291in" style:use-optimal-column-width="false"/>
    </style:style>
    <style:style style:name="TableColumn6" style:family="table-column">
      <style:table-column-properties style:column-width="2.0562in" style:use-optimal-column-width="false"/>
    </style:style>
    <style:style style:name="Table2" style:family="table">
      <style:table-properties style:width="7.0513in" fo:margin-left="-0.0784in" table:align="left"/>
    </style:style>
    <style:style style:name="TableRow7" style:family="table-row">
      <style:table-row-properties style:use-optimal-row-height="false"/>
    </style:style>
    <style:style style:name="TableCell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9" style:parent-style-name="Standard" style:family="paragraph">
      <style:paragraph-properties fo:margin-bottom="0in" style:line-height-at-least="0.0694in"/>
    </style:style>
    <style:style style:name="TableCell1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1" style:parent-style-name="Standard" style:family="paragraph">
      <style:paragraph-properties fo:margin-bottom="0in" style:line-height-at-least="0.0694in"/>
    </style:style>
    <style:style style:name="TableCell1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3" style:parent-style-name="Standard" style:family="paragraph">
      <style:paragraph-properties fo:margin-bottom="0in" style:line-height-at-least="0.0694in"/>
    </style:style>
    <style:style style:name="TableCell14" style:family="table-cell">
      <style:table-cell-properties fo:border="0.0069in solid #000000" style:writing-mode="lr-tb" fo:padding-top="0in" fo:padding-left="0.075in" fo:padding-bottom="0in" fo:padding-right="0.075in"/>
    </style:style>
    <style:style style:name="P15" style:parent-style-name="Standard" style:family="paragraph">
      <style:paragraph-properties fo:margin-bottom="0in" style:line-height-at-least="0.0694in"/>
    </style:style>
    <style:style style:name="TableRow16" style:family="table-row">
      <style:table-row-properties style:use-optimal-row-height="false"/>
    </style:style>
    <style:style style:name="TableCell1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8" style:parent-style-name="Standard" style:family="paragraph">
      <style:paragraph-properties fo:margin-bottom="0in" style:line-height-at-least="0.0694in"/>
    </style:style>
    <style:style style:name="TableCell1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0" style:parent-style-name="Standard" style:family="paragraph">
      <style:paragraph-properties fo:margin-bottom="0in" style:line-height-at-least="0.0694in"/>
    </style:style>
    <style:style style:name="TableCell2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2" style:parent-style-name="Standard" style:family="paragraph">
      <style:paragraph-properties style:snap-to-layout-grid="false" fo:margin-bottom="0in" style:line-height-at-least="0.0694in"/>
    </style:style>
    <style:style style:name="TableCell23" style:family="table-cell">
      <style:table-cell-properties fo:border="0.0069in solid #000000" style:writing-mode="lr-tb" fo:padding-top="0in" fo:padding-left="0.075in" fo:padding-bottom="0in" fo:padding-right="0.075in"/>
    </style:style>
    <style:style style:name="P24" style:parent-style-name="ListParagraph" style:list-style-name="WW8Num3" style:family="paragraph">
      <style:paragraph-properties fo:margin-bottom="0in" style:line-height-at-least="0.0694in"/>
    </style:style>
    <style:style style:name="P25" style:parent-style-name="ListParagraph" style:list-style-name="WW8Num3" style:family="paragraph">
      <style:paragraph-properties fo:margin-bottom="0in" style:line-height-at-least="0.0694in"/>
    </style:style>
    <style:style style:name="P26" style:parent-style-name="ListParagraph" style:list-style-name="WW8Num3" style:family="paragraph">
      <style:paragraph-properties fo:margin-bottom="0in" style:line-height-at-least="0.0694in"/>
    </style:style>
    <style:style style:name="P27" style:parent-style-name="ListParagraph" style:list-style-name="WW8Num3" style:family="paragraph">
      <style:paragraph-properties fo:margin-bottom="0in" style:line-height-at-least="0.0694in"/>
    </style:style>
    <style:style style:name="P28" style:parent-style-name="ListParagraph" style:list-style-name="WW8Num3" style:family="paragraph">
      <style:paragraph-properties fo:margin-bottom="0in" style:line-height-at-least="0.0694in"/>
    </style:style>
    <style:style style:name="TableRow29" style:family="table-row">
      <style:table-row-properties style:use-optimal-row-height="false"/>
    </style:style>
    <style:style style:name="TableCell3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1" style:parent-style-name="Standard" style:family="paragraph">
      <style:paragraph-properties fo:margin-bottom="0in" style:line-height-at-least="0.0694in"/>
      <style:text-properties style:font-name="Consolas" style:font-name-complex="Consolas" fo:color="#000000" fo:font-size="10pt" style:font-size-asian="10pt" style:font-size-complex="10pt"/>
    </style:style>
    <style:style style:name="TableCell3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3" style:parent-style-name="Standard" style:family="paragraph">
      <style:paragraph-properties style:snap-to-layout-grid="false" fo:margin-bottom="0in" style:line-height-at-least="0.0694in"/>
    </style:style>
    <style:style style:name="TableCell3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5" style:parent-style-name="Standard" style:family="paragraph">
      <style:paragraph-properties style:snap-to-layout-grid="false" fo:margin-bottom="0in" style:line-height-at-least="0.0694in"/>
    </style:style>
    <style:style style:name="TableCell36" style:family="table-cell">
      <style:table-cell-properties fo:border="0.0069in solid #000000" style:writing-mode="lr-tb" fo:padding-top="0in" fo:padding-left="0.075in" fo:padding-bottom="0in" fo:padding-right="0.075in"/>
    </style:style>
    <style:style style:name="P37" style:parent-style-name="ListParagraph" style:list-style-name="WW8Num2" style:family="paragraph">
      <style:paragraph-properties fo:margin-bottom="0in" style:line-height-at-least="0.0694in"/>
    </style:style>
    <style:style style:name="P38" style:parent-style-name="ListParagraph" style:list-style-name="WW8Num2" style:family="paragraph">
      <style:paragraph-properties fo:margin-bottom="0in" style:line-height-at-least="0.0694in"/>
    </style:style>
    <style:style style:name="P39" style:parent-style-name="ListParagraph" style:list-style-name="WW8Num2" style:family="paragraph">
      <style:paragraph-properties fo:margin-bottom="0in" style:line-height-at-least="0.0694in"/>
    </style:style>
    <style:style style:name="TableRow40" style:family="table-row">
      <style:table-row-properties style:use-optimal-row-height="false"/>
    </style:style>
    <style:style style:name="TableCell4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2" style:parent-style-name="Standard" style:family="paragraph">
      <style:paragraph-properties fo:margin-bottom="0in" style:line-height-at-least="0.0694in"/>
    </style:style>
    <style:style style:name="TableCell4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4" style:parent-style-name="Standard" style:family="paragraph">
      <style:paragraph-properties style:snap-to-layout-grid="false" fo:margin-bottom="0in" style:line-height-at-least="0.0694in"/>
    </style:style>
    <style:style style:name="TableCell4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6" style:parent-style-name="Standard" style:family="paragraph">
      <style:paragraph-properties style:snap-to-layout-grid="false" fo:margin-bottom="0in" style:line-height-at-least="0.0694in"/>
    </style:style>
    <style:style style:name="TableCell47" style:family="table-cell">
      <style:table-cell-properties fo:border="0.0069in solid #000000" style:writing-mode="lr-tb" fo:padding-top="0in" fo:padding-left="0.075in" fo:padding-bottom="0in" fo:padding-right="0.075in"/>
    </style:style>
    <style:style style:name="P48" style:parent-style-name="ListParagraph" style:list-style-name="WW8Num1" style:family="paragraph">
      <style:paragraph-properties fo:margin-bottom="0in" style:line-height-at-least="0.0694in"/>
    </style:style>
    <style:style style:name="P49" style:parent-style-name="ListParagraph" style:list-style-name="WW8Num1" style:family="paragraph">
      <style:paragraph-properties fo:margin-bottom="0in" style:line-height-at-least="0.0694in"/>
    </style:style>
    <style:style style:name="T50" style:parent-style-name="DefaultParagraphFont" style:family="text">
      <style:text-properties fo:font-weight="bold" style:font-weight-asian="bold"/>
    </style:style>
    <style:style style:name="T51" style:parent-style-name="DefaultParagraphFont" style:family="text">
      <style:text-properties fo:font-weight="bold" style:font-weight-asian="bold"/>
    </style:style>
    <style:style style:name="T52" style:parent-style-name="DefaultParagraphFont" style:family="text">
      <style:text-properties fo:font-weight="bold" style:font-weight-asian="bold"/>
    </style:style>
    <style:style style:name="T53" style:parent-style-name="DefaultParagraphFont" style:family="text">
      <style:text-properties style:font-name-asian="Calibri" style:font-name-complex="Calibri"/>
    </style:style>
    <style:style style:name="T54" style:parent-style-name="DefaultParagraphFont" style:family="text">
      <style:text-properties style:font-name-asian="Calibri" style:font-name-complex="Calibri"/>
    </style:style>
    <style:style style:name="T55" style:parent-style-name="DefaultParagraphFont" style:family="text">
      <style:text-properties style:font-name-asian="Calibri" style:font-name-complex="Calibri"/>
    </style:style>
    <style:style style:name="T56" style:parent-style-name="DefaultParagraphFont" style:family="text">
      <style:text-properties fo:font-weight="bold" style:font-weight-asian="bold" style:font-weight-complex="bold"/>
    </style:style>
    <style:style style:name="P57" style:parent-style-name="Standard" style:family="paragraph">
      <style:text-properties fo:font-weight="bold" style:font-weight-asian="bold" style:font-weight-complex="bold"/>
    </style:style>
    <style:style style:name="P58" style:parent-style-name="Standard" style:family="paragraph">
      <style:text-properties fo:font-weight="bold" style:font-weight-asian="bold" style:font-weight-complex="bold"/>
    </style:style>
    <style:style style:name="P59" style:parent-style-name="Standard" style:family="paragraph">
      <style:text-properties fo:font-weight="bold" style:font-weight-asian="bold" style:font-weight-complex="bold"/>
    </style:style>
    <style:style style:name="P60" style:parent-style-name="Standard" style:family="paragraph">
      <style:text-properties fo:font-weight="bold" style:font-weight-asian="bold" style:font-weight-complex="bold"/>
    </style:style>
    <style:style style:name="P61" style:parent-style-name="Standard" style:family="paragraph">
      <style:text-properties fo:font-weight="bold" style:font-weight-asian="bold" style:font-weight-complex="bold"/>
    </style:style>
    <style:style style:name="P62" style:parent-style-name="Standard" style:family="paragraph">
      <style:text-properties fo:font-weight="bold" style:font-weight-asian="bold" style:font-weight-complex="bold"/>
    </style:style>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fo:font-weight="bold" style:font-weight-asian="bold" style:font-weight-complex="bold"/>
    </style:style>
    <style:style style:name="T65" style:parent-style-name="DefaultParagraphFont" style:family="text">
      <style:text-properties fo:font-weight="bold" style:font-weight-asian="bold" style:font-weight-complex="bold"/>
    </style:style>
    <style:style style:name="P66" style:parent-style-name="Standard" style:family="paragraph">
      <style:text-properties fo:font-weight="bold" style:font-weight-asian="bold" style:font-weight-complex="bold"/>
    </style:style>
    <style:style style:name="P67" style:parent-style-name="Standard" style:family="paragraph">
      <style:text-properties fo:font-weight="bold" style:font-weight-asian="bold" style:font-weight-complex="bold"/>
    </style:style>
    <style:style style:name="P68" style:parent-style-name="Standard" style:family="paragraph">
      <style:paragraph-properties fo:break-before="page"/>
      <style:text-properties fo:font-weight="bold" style:font-weight-asian="bold" style:font-weight-complex="bold"/>
    </style:style>
    <style:style style:name="P69" style:parent-style-name="Standard" style:family="paragraph">
      <style:text-properties fo:font-weight="bold" style:font-weight-asian="bold" style:font-weight-complex="bold"/>
    </style:style>
    <style:style style:name="P70" style:parent-style-name="Standard" style:family="paragraph">
      <style:text-properties fo:font-weight="bold" style:font-weight-asian="bold" style:font-weight-complex="bold"/>
    </style:style>
    <style:style style:name="P71" style:parent-style-name="Standard" style:family="paragraph">
      <style:text-properties fo:font-weight="bold" style:font-weight-asian="bold" style:font-weight-complex="bold"/>
    </style:style>
    <style:style style:name="T72" style:parent-style-name="DefaultParagraphFont" style:family="text">
      <style:text-properties fo:font-weight="bold" style:font-weight-asian="bold" style:font-weight-complex="bold"/>
    </style:style>
    <style:style style:name="T73" style:parent-style-name="DefaultParagraphFont" style:family="text">
      <style:text-properties fo:font-weight="bold" style:font-weight-asian="bold" style:font-weight-complex="bold"/>
    </style:style>
    <style:style style:name="T74" style:parent-style-name="DefaultParagraphFont" style:family="text">
      <style:text-properties fo:font-weight="bold" style:font-weight-asian="bold" style:font-weight-complex="bold"/>
    </style:style>
    <style:style style:name="T75" style:parent-style-name="DefaultParagraphFont" style:family="text">
      <style:text-properties fo:font-weight="bold" style:font-weight-asian="bold" style:font-weight-complex="bold"/>
    </style:style>
    <style:style style:name="T76" style:parent-style-name="DefaultParagraphFont" style:family="text">
      <style:text-properties fo:font-weight="bold" style:font-weight-asian="bold" style:font-weight-complex="bold"/>
    </style:style>
    <style:style style:name="T77" style:parent-style-name="DefaultParagraphFont" style:family="text">
      <style:text-properties fo:font-weight="bold" style:font-weight-asian="bold" style:font-weight-complex="bold"/>
    </style:style>
    <style:style style:name="T78" style:parent-style-name="DefaultParagraphFont" style:family="text">
      <style:text-properties fo:font-weight="bold" style:font-weight-asian="bold" style:font-weight-complex="bold"/>
    </style:style>
  </office:automatic-styles>
  <office:body>
    <office:text text:use-soft-page-breaks="true">
      <text:p text:style-name="P1">README For “Sched” App</text:p>
      <text:p text:style-name="Standard"/>
      <table:table table:style-name="Table2">
        <table:table-columns>
          <table:table-column table:style-name="TableColumn3"/>
          <table:table-column table:style-name="TableColumn4"/>
          <table:table-column table:style-name="TableColumn5"/>
          <table:table-column table:style-name="TableColumn6"/>
        </table:table-columns>
        <table:table-row table:style-name="TableRow7">
          <table:table-cell table:style-name="TableCell8">
            <text:p text:style-name="P9">Author</text:p>
          </table:table-cell>
          <table:table-cell table:style-name="TableCell10">
            <text:p text:style-name="P11">Email</text:p>
          </table:table-cell>
          <table:table-cell table:style-name="TableCell12">
            <text:p text:style-name="P13">Student #</text:p>
          </table:table-cell>
          <table:table-cell table:style-name="TableCell14">
            <text:p text:style-name="P15">Duties</text:p>
          </table:table-cell>
        </table:table-row>
        <table:table-row table:style-name="TableRow16">
          <table:table-cell table:style-name="TableCell17">
            <text:p text:style-name="P18">Luke Morrison</text:p>
          </table:table-cell>
          <table:table-cell table:style-name="TableCell19">
            <text:p text:style-name="P20">lukemorrison@cmail.carleton.ca</text:p>
          </table:table-cell>
          <table:table-cell table:style-name="TableCell21">
            <text:p text:style-name="P22">100908325</text:p>
          </table:table-cell>
          <table:table-cell table:style-name="TableCell23">
            <text:list text:style-name="WW8Num3">
              <text:list-item>
                <text:p text:style-name="P24">Design with MVC</text:p>
              </text:list-item>
              <text:list-item>
                <text:p text:style-name="P25">Consistent refactoring to achieve design and structure</text:p>
              </text:list-item>
              <text:list-item>
                <text:p text:style-name="P26">Initial sql setup</text:p>
              </text:list-item>
              <text:list-item>
                <text:p text:style-name="P27">Handled all ajax</text:p>
              </text:list-item>
              <text:list-item>
                <text:p text:style-name="P28">CSS for the look</text:p>
              </text:list-item>
            </text:list>
          </table:table-cell>
        </table:table-row>
        <table:table-row table:style-name="TableRow29">
          <table:table-cell table:style-name="TableCell30">
            <text:p text:style-name="P31">Volodymyr Sharovar</text:p>
          </table:table-cell>
          <table:table-cell table:style-name="TableCell32">
            <text:p text:style-name="P33"/>
          </table:table-cell>
          <table:table-cell table:style-name="TableCell34">
            <text:p text:style-name="P35"/>
          </table:table-cell>
          <table:table-cell table:style-name="TableCell36">
            <text:list text:style-name="WW8Num2">
              <text:list-item>
                <text:p text:style-name="P37">Configured Scheduling Algorithms using OO</text:p>
              </text:list-item>
              <text:list-item>
                <text:p text:style-name="P38">Did basic initial UI elements</text:p>
              </text:list-item>
              <text:list-item>
                <text:p text:style-name="P39">Coordinate backend</text:p>
              </text:list-item>
            </text:list>
          </table:table-cell>
        </table:table-row>
        <table:table-row table:style-name="TableRow40">
          <table:table-cell table:style-name="TableCell41">
            <text:p text:style-name="P42">Matthew Crooke</text:p>
          </table:table-cell>
          <table:table-cell table:style-name="TableCell43">
            <text:p text:style-name="P44"/>
          </table:table-cell>
          <table:table-cell table:style-name="TableCell45">
            <text:p text:style-name="P46"/>
          </table:table-cell>
          <table:table-cell table:style-name="TableCell47">
            <text:list text:style-name="WW8Num1">
              <text:list-item>
                <text:p text:style-name="P48">Java Client</text:p>
              </text:list-item>
              <text:list-item>
                <text:p text:style-name="P49">Couple bugs</text:p>
              </text:list-item>
            </text:list>
          </table:table-cell>
        </table:table-row>
      </table:table>
      <text:p text:style-name="Standard"/>
      <text:p text:style-name="Standard"/>
      <text:p text:style-name="Standard">Here is our git repo</text:p>
      <text:p text:style-name="Standard"><text:a xlink:href="mailto:git@github.com" office:target-frame-name="_top" xlink:show="replace">git@github.com</text:a>:LukeM12/sched.git</text:p>
      <text:p text:style-name="Standard">And in here I have left a folder called stats. To see individual contribution and what people did, check it out.</text:p>
      <text:p text:style-name="Standard">Here is the crude output of a tree command to demonstrate the general structure.</text:p>
      <text:p text:style-name="Standard">+--<text:span text:style-name="T50">-controller</text:span></text:p>
      <text:p text:style-name="Standard">| <text:s text:c="2"/>+---Pages</text:p>
      <text:p text:style-name="Standard">| <text:s text:c="2"/>| <text:s text:c="2"/>\---Validation</text:p>
      <text:soft-page-break/>
      <text:p text:style-name="Standard">| <text:s text:c="2"/>\---schedule</text:p>
      <text:p text:style-name="Standard">+---<text:span text:style-name="T51">model</text:span></text:p>
      <text:p text:style-name="Standard">+---styles</text:p>
      <text:p text:style-name="Standard">\---<text:span text:style-name="T52">view</text:span></text:p>
      <text:p text:style-name="Standard"><text:span text:style-name="T53"><text:s text:c="4"/></text:span>\---pages</text:p>
      <text:p text:style-name="Standard">+---JavaClient</text:p>
      <text:p text:style-name="Standard">| <text:s text:c="2"/>+---.settings</text:p>
      <text:p text:style-name="Standard">| <text:s text:c="2"/>+---bin</text:p>
      <text:p text:style-name="Standard">| <text:s text:c="2"/>\---src</text:p>
      <text:p text:style-name="Standard">Basically, how it works is that we have a view-model controller schema where<text:s/>we define the backedn modelling to be completely separated from any other component of the app. The controller is used as an interface between PHP and HTML that displays the content and interactions with the user using forms, buttons and a menu.</text:p>
      <text:p text:style-name="Standard">Install.php is the file which initially creates the table and populates the database. N</text:p>
      <text:p text:style-name="Standard">Index.html takes the main content and passes the control over Pagecontrol.js which dynamically set ups the html page using ajax calls and files from the view/Pages folder.</text:p>
      <text:p text:style-name="Standard">View/pages contains the set of high level pages that the user will be using to navigate their entire experience. To expand, if there was a feature (like an academic audit) it would be put inside its own modularized structure.</text:p>
      <text:p text:style-name="Standard"/>
      <text:p text:style-name="Standard">Also, Pagecontrol.js is divided into 2 sections, view and backend which are depicted as thius</text:p>
      <text:p text:style-name="Standard">/*************************************************</text:p>
      <text:p text:style-name="Standard"><text:tab/><text:tab/><text:tab/><text:tab/>HTML VIEW CONTENT</text:p>
      <text:p text:style-name="Standard"><text:span text:style-name="T54">…</text:span>.</text:p>
      <text:soft-page-break/>
      <text:p text:style-name="Standard">/*************************************************</text:p>
      <text:p text:style-name="Standard"><text:tab/><text:tab/><text:tab/><text:tab/>PHP BACKEND</text:p>
      <text:p text:style-name="Standard"><text:span text:style-name="T55">…</text:span>.</text:p>
      <text:p text:style-name="Standard">These 2 sets of operations describe the functionality and is necessary for the functionality of the app to avoid having a bad user experience by interrupting and refreshing the page.</text:p>
      <text:p text:style-name="Standard">It should also be mentioned that this hierarchical structure would be maintained with AJAX by sectioning off HTML and PHP<text:s/>AJAX calls first into separate files, then their own modules – i.e. php backend for everything until they get to CUPORTAL. And another for CUPORTAL.</text:p>
      <text:p text:style-name="Standard"/>
      <text:p text:style-name="Standard"/>
      <text:p text:style-name="Standard">ONE MORE THING WE DID NOT TAKE INTO CONSIDERATION.</text:p>
      <text:p text:style-name="Standard"/>
      <text:p text:style-name="Standard">It requires consideration if many students try and<text:s/>register at the same time. We did not account for this but should have.</text:p>
      <text:p text:style-name="Standard">5. Provide a brief description of your folders/files. If your project includes several</text:p>
      <text:p text:style-name="Standard">folders, give the content of each folder. If you had separate scripts to implement</text:p>
      <text:p text:style-name="Standard">each task in the project, then provide the mapping tasks to html/php files.</text:p>
      <text:p text:style-name="Standard">controller <text:s/>install.php <text:s/>model <text:s text:c="6"/>styles <text:s/>~WRL0919.tmp</text:p>
      <text:p text:style-name="Standard">index.html <text:s/>JavaClient <text:s text:c="2"/>README.doc <text:s/>view</text:p>
      <text:p text:style-name="Standard"><text:span text:style-name="T56">The main controller of the app. This folder does all routing and AJAX</text:span></text:p>
      <text:p text:style-name="Standard"/>
      <text:p text:style-name="Standard">./controller:</text:p>
      <text:p text:style-name="Standard">createaccount.php <text:s text:c="3"/></text:p>
      <text:p text:style-name="P57">Algos for routing</text:p>
      <text:soft-page-break/>
      <text:p text:style-name="Standard"><text:s text:c="5"/>offCourse.php <text:s/>schedule <text:s text:c="2"/></text:p>
      <text:p text:style-name="P58">Print the courses off to the user</text:p>
      <text:p text:style-name="Standard"><text:s text:c="4"/>viewPrintCourses.php</text:p>
      <text:p text:style-name="P59">initial schedule creation is done here</text:p>
      <text:p text:style-name="Standard">databaseManipulation.php</text:p>
      <text:p text:style-name="P60">On course does the backend for the courses</text:p>
      <text:p text:style-name="Standard"><text:s text:c="2"/>onCourse.php <text:s text:c="2"/>ScheduleAlgos</text:p>
      <text:p text:style-name="P61">The login php does the gateway into the app</text:p>
      <text:p text:style-name="Standard">login.php <text:s text:c="16"/>Pages <text:s text:c="9"/>ScheduleInput</text:p>
      <text:p text:style-name="Standard"/>
      <text:p text:style-name="Standard">./controller/Pages:</text:p>
      <text:p text:style-name="Standard">LoginSuccess.html</text:p>
      <text:p text:style-name="P62">Page control is the AJAX calls for both frontend and backend</text:p>
      <text:p text:style-name="Standard"><text:s/>PageControl.js <text:s/>Validation</text:p>
      <text:p text:style-name="Standard"><text:span text:style-name="T63">This is the<text:s/></text:span><text:span text:style-name="T64">validation of the form</text:span></text:p>
      <text:p text:style-name="Standard">./controller/Pages/Validation:</text:p>
      <text:p text:style-name="Standard">validation.js <text:s/>viewControl.js</text:p>
      <text:p text:style-name="Standard"><text:span text:style-name="T65">An OO appraoch to the class scheduling</text:span></text:p>
      <text:p text:style-name="Standard">./controller/schedule:</text:p>
      <text:p text:style-name="Standard">ScheduleClass.php</text:p>
      <text:p text:style-name="Standard"/>
      <text:soft-page-break/>
      <text:p text:style-name="P66">The java client is a singleton design</text:p>
      <text:p text:style-name="Standard">./JavaClient:</text:p>
      <text:p text:style-name="Standard">bin <text:s/>serverTest.php <text:s/>src</text:p>
      <text:p text:style-name="Standard"/>
      <text:p text:style-name="Standard">./JavaClient/bin:</text:p>
      <text:p text:style-name="Standard">ViewOne.class</text:p>
      <text:p text:style-name="Standard"/>
      <text:p text:style-name="Standard">./JavaClient/src:</text:p>
      <text:p text:style-name="Standard">ViewOne.java</text:p>
      <text:p text:style-name="Standard"/>
      <text:p text:style-name="Standard">./model:</text:p>
      <text:p text:style-name="Standard">ce_program.csv <text:s text:c="7"/>course_data_winter.csv <text:s/>db.php~ <text:s text:c="7"/>prereq.csv</text:p>
      <text:p text:style-name="Standard">course_data_fall.csv</text:p>
      <text:p text:style-name="P67">All the database funciton calls are done here</text:p>
      <text:p text:style-name="Standard"><text:s/>db.php<text:s text:c="18"/></text:p>
      <text:soft-page-break/>
      <text:p text:style-name="P68">To populate the database</text:p>
      <text:p text:style-name="Standard">load_data.php</text:p>
      <text:p text:style-name="Standard"/>
      <text:p text:style-name="Standard">./view:</text:p>
      <text:p text:style-name="Standard">offcourseForm.html <text:s/>offCourse.html <text:s/>pages</text:p>
      <text:p text:style-name="Standard"/>
      <text:p text:style-name="Standard">6. Provide the instructions to execute when deploying your application to offer the</text:p>
      <text:p text:style-name="Standard">service to all programs of the Faculty of Engineering. What is the format of data</text:p>
      <text:p text:style-name="Standard">to provide to your application (for each academic program, for the prerequisite</text:p>
      <text:p text:style-name="Standard">trees, for the complementary studies electives, for the basic science electives, for</text:p>
      <text:p text:style-name="Standard">the (breadth) engineering electives ? What files in your project<text:s/>will need to be</text:p>
      <text:p text:style-name="Standard">modified to include all Engineering programs ? Briefly, describe the changes that</text:p>
      <text:p text:style-name="Standard">must be done in the code ?</text:p>
      <text:p text:style-name="P69">You need to log in with</text:p>
      <text:p text:style-name="P70">User Name :111</text:p>
      <text:p text:style-name="Standard">Password: 111</text:p>
      <text:p text:style-name="Standard">for offcourse</text:p>
      <text:p text:style-name="Standard">and</text:p>
      <text:p text:style-name="P71">User Name :222</text:p>
      <text:p text:style-name="Standard">Password: 111</text:p>
      <text:p text:style-name="Standard">7. Explain how you implement<text:s/>the prerequisite dealing with 3rd year status or 4th</text:p>
      <text:soft-page-break/>
      <text:p text:style-name="Standard">yea status in Engineering and how does your code checks whether a student has</text:p>
      <text:p text:style-name="Standard">or not the proper status. Explain how your software processes the perquisites that</text:p>
      <text:p text:style-name="Standard">can be taken concurrently with the course<text:s/>(eg. ECOR 4995 must taken at the</text:p>
      <text:p text:style-name="Standard">same time as the 4th year project; STAT 2605 and STAT 3502 are prerequisite to</text:p>
      <text:p text:style-name="Standard">SYSC 4602, but the STAT can be taken concurrently to SYSC 4602). Explain how</text:p>
      <text:p text:style-name="Standard">your application deals with program transfer : For instance, SYSC 2006 requires</text:p>
      <text:p text:style-name="Standard">either SYSC 1005 or ECOR 1606. Software Eng. requires SYSC 1005, while</text:p>
      <text:p text:style-name="Standard">Communications Eng. requires ECOR 1606. A student starting in Software Eng.</text:p>
      <text:p text:style-name="Standard">may switch to Communications Eng, or vice versa. How does your software</text:p>
      <text:p text:style-name="Standard">determine if the student<text:s/>can take or not SYSC 2006 ?</text:p>
      <text:p text:style-name="Standard"><text:span text:style-name="T72">First a prerequisite table is build which contains all necessary flags <text:s/>for a specific course. These flags include <text:s/>yearReq, programReq, departmentPerReq, concurrent, and the course prequisite requirement: firstPreReq,secondPre</text:span><text:span text:style-name="T73">Req and thirdPreReq. To determine how to flag each flag the algorithm looks for specific keywords in the file. For example to determine if there is a program requirement, the algorithm looks for keywords like Computer System Engineering and appends CSE to<text:s/></text:span><text:span text:style-name="T74">that column. This applied for year and department prerequisites. It worked a bit differently when approaching the course prerequisites. First it would locate a string that contained courses_name and keywords AND,OR. Any courses that where <text:s/>surrounded by br</text:span><text:span text:style-name="T75">ackets and contained OR in the brackets would be considered a set. At most we can have 3 sets of required prerequisites. For example ECOR 2606: the course prerequisites where {MATH 1005 AND (ECOR 1606 OR SYSC 1005) AND (ECOR 1010 OR ELEC 1908)}. This will<text:s/></text:span><text:span text:style-name="T76">result in 3 sets, where set1 = MATH1005, set2 = (ECOR 1606 OR SYSC 1005), set3 = (ECOR1010 OR ELEC1908). Then each set would be cross-referenced against courses-taken table. If there was a hit that means set1 passes the requirement. Set2 contains 2 courses</text:span><text:span text:style-name="T77"><text:s/>but as long as the student has taken one of them set2 will pass as well. Since we have 3 sets all of them have to pass the requirement. Year requirement and program requirement were cross-referenced against the student information in student table. Once e</text:span><text:span text:style-name="T78">ach requirement passed the course becomes eligible to be tak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Lohit Hindi" svg:font-family="Lohit Hindi" style:font-family-generic="system" style:font-pitch="variable"/>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DejaVu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6%"/>
      <style:text-properties style:font-name="Calibri" style:font-name-asian="SimSun" style:font-name-complex="F" fo:font-size="11pt" style:font-size-asian="11pt" style:font-size-complex="11pt" fo:language="en" fo:country="US" style:language-asian="en" style:country-asian="US"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Title" style:display-name="Title" style:family="paragraph" style:parent-style-name="Standard" style:next-style-name="Subtitle">
      <style:paragraph-properties fo:margin-bottom="0in" style:line-height-at-least="0.0694in"/>
      <style:text-properties style:font-name="Calibri Light" style:font-name-asian="Calibri Light" fo:font-weight="bold" style:font-weight-asian="bold" style:font-weight-complex="bold" fo:letter-spacing="-0.0069in" fo:font-size="28pt" style:font-size-asian="28pt" style:font-size-complex="2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font-name-asian="Symbol" style:font-name-complex="Symbol"/>
    </style:style>
    <style:style style:name="WW8Num1z1" style:display-name="WW8Num1z1" style:family="text">
      <style:text-properties style:font-name="Courier New" style:font-name-asian="Courier New" style:font-name-complex="Courier New"/>
    </style:style>
    <style:style style:name="WW8Num1z2" style:display-name="WW8Num1z2" style:family="text">
      <style:text-properties style:font-name="Wingdings" style:font-name-asian="Wingdings" style:font-name-complex="Wingdings"/>
    </style:style>
    <style:style style:name="WW8Num2z0" style:display-name="WW8Num2z0" style:family="text">
      <style:text-properties style:font-name="Symbol" style:font-name-asian="Symbol" style:font-name-complex="Symbol"/>
    </style:style>
    <style:style style:name="WW8Num2z1" style:display-name="WW8Num2z1" style:family="text">
      <style:text-properties style:font-name="Courier New" style:font-name-asian="Courier New" style:font-name-complex="Courier New"/>
    </style:style>
    <style:style style:name="WW8Num2z2" style:display-name="WW8Num2z2" style:family="text">
      <style:text-properties style:font-name="Wingdings" style:font-name-asian="Wingdings" style:font-name-complex="Wingdings"/>
    </style:style>
    <style:style style:name="WW8Num3z0" style:display-name="WW8Num3z0" style:family="text">
      <style:text-properties style:font-name="Symbol" style:font-name-asian="Symbol" style:font-name-complex="Symbol"/>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TitleChar" style:display-name="Title Char" style:family="text" style:parent-style-name="DefaultParagraphFont">
      <style:text-properties style:font-name="Calibri Light" style:font-name-asian="Calibri Light" style:font-name-complex="F" fo:letter-spacing="-0.0069in" style:letter-kerning="true" fo:font-size="28pt" style:font-size-asian="28pt" style:font-size-complex="28pt"/>
    </style:style>
    <style:style style:name="ListLabel1" style:display-name="ListLabel 1" style:family="text">
      <style:text-properties style:font-name-complex="Courier New"/>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style:font-name-complex="Symbol"/>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text:list-style style:name="WW8Num2" style:display-name="WW8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4" style:display-name="WW8Num4">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11in" fo:page-height="8.5in" style:print-orientation="landscape"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uke morrison</meta:initial-creator>
    <dc:creator>luke morrison</dc:creator>
    <meta:creation-date>2014-11-29T01:52:00Z</meta:creation-date>
    <dc:date>2014-11-29T01:52:00Z</dc:date>
    <meta:template xlink:href="Normal" xlink:type="simple"/>
    <meta:editing-cycles>2</meta:editing-cycles>
    <meta:editing-duration>PT6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7" meta:paragraph-count="14" meta:word-count="1053" meta:character-count="7045" meta:row-count="50" meta:non-whitespace-character-count="6006"/>
  </office:meta>
</office:document-meta>
</file>